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color="#FF0000" fo:language="en" fo:country="US"/>
    </style:style>
    <style:style style:name="P2" style:parent-style-name="Normal" style:family="paragraph">
      <style:paragraph-properties fo:text-align="justify"/>
      <style:text-properties fo:color="#70AD47" fo:language="en" fo:country="US"/>
    </style:style>
    <style:style style:name="P3" style:parent-style-name="Normal" style:family="paragraph">
      <style:paragraph-properties fo:text-align="justify"/>
      <style:text-properties fo:language="en" fo:country="US"/>
    </style:style>
    <style:style style:name="P4" style:parent-style-name="Normal" style:family="paragraph">
      <style:paragraph-properties fo:text-align="justify"/>
      <style:text-properties fo:color="#70AD47" fo:language="en" fo:country="US"/>
    </style:style>
    <style:style style:name="T5" style:parent-style-name="DefaultParagraphFont" style:family="text">
      <style:text-properties fo:color="#FF0000"/>
    </style:style>
    <style:style style:name="T6" style:parent-style-name="DefaultParagraphFont" style:family="text">
      <style:text-properties fo:color="#FF0000"/>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T9" style:parent-style-name="DefaultParagraphFont" style:family="text">
      <style:text-properties fo:color="#FF0000"/>
    </style:style>
    <style:style style:name="T10" style:parent-style-name="DefaultParagraphFont" style:family="text">
      <style:text-properties fo:color="#FF0000"/>
    </style:style>
    <style:style style:name="T11" style:parent-style-name="DefaultParagraphFont" style:family="text">
      <style:text-properties fo:color="#FF0000"/>
    </style:style>
    <style:style style:name="T12" style:parent-style-name="DefaultParagraphFont" style:family="text">
      <style:text-properties fo:color="#FF0000"/>
    </style:style>
    <style:style style:name="T13" style:parent-style-name="DefaultParagraphFont" style:family="text">
      <style:text-properties fo:color="#FF0000"/>
    </style:style>
    <style:style style:name="T14" style:parent-style-name="DefaultParagraphFont" style:family="text">
      <style:text-properties fo:color="#FF0000"/>
    </style:style>
    <style:style style:name="T15" style:parent-style-name="DefaultParagraphFont" style:family="text">
      <style:text-properties fo:color="#FF0000"/>
    </style:style>
    <style:style style:name="T16" style:parent-style-name="DefaultParagraphFont" style:family="text">
      <style:text-properties fo:color="#FF0000"/>
    </style:style>
    <style:style style:name="T17" style:parent-style-name="DefaultParagraphFont" style:family="text">
      <style:text-properties fo:color="#FF0000"/>
    </style:style>
    <style:style style:name="T18" style:parent-style-name="DefaultParagraphFont" style:family="text">
      <style:text-properties fo:color="#FF0000"/>
    </style:style>
    <style:style style:name="P19" style:parent-style-name="Normal" style:family="paragraph">
      <style:paragraph-properties fo:text-align="center"/>
      <style:text-properties fo:font-size="16pt" style:font-size-asian="16pt" style:font-size-complex="16pt" fo:language="en" fo:country="US"/>
    </style:style>
    <style:style style:name="P20" style:parent-style-name="Normal" style:family="paragraph">
      <style:paragraph-properties fo:text-align="center"/>
      <style:text-properties fo:font-size="16pt" style:font-size-asian="16pt" style:font-size-complex="16pt" fo:language="en" fo:country="US"/>
    </style:style>
    <style:style style:name="T21" style:parent-style-name="DefaultParagraphFont" style:family="text">
      <style:text-properties fo:color="#FF0000"/>
    </style:style>
    <style:style style:name="P22" style:parent-style-name="Normal" style:family="paragraph">
      <style:paragraph-properties fo:text-align="center"/>
      <style:text-properties fo:font-size="16pt" style:font-size-asian="16pt" style:font-size-complex="16pt" fo:language="en" fo:country="US"/>
    </style:style>
    <style:style style:name="T23" style:parent-style-name="DefaultParagraphFont" style:family="text">
      <style:text-properties fo:color="#FF0000"/>
    </style:style>
    <style:style style:name="P24" style:parent-style-name="Normal" style:family="paragraph">
      <style:paragraph-properties fo:text-align="center"/>
      <style:text-properties fo:font-size="16pt" style:font-size-asian="16pt" style:font-size-complex="16pt"/>
    </style:style>
    <style:style style:name="P25" style:parent-style-name="Normal" style:family="paragraph">
      <style:paragraph-properties fo:text-align="center"/>
      <style:text-properties fo:font-size="16pt" style:font-size-asian="16pt" style:font-size-complex="16pt"/>
    </style:style>
    <style:style style:name="P26" style:parent-style-name="Normal" style:family="paragraph">
      <style:text-properties fo:color="#FF0000"/>
    </style:style>
    <style:style style:name="P27" style:parent-style-name="Normal" style:family="paragraph">
      <style:text-properties fo:color="#FF0000"/>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T31" style:parent-style-name="DefaultParagraphFont" style:family="text">
      <style:text-properties fo:language="en" fo:country="US"/>
    </style:style>
    <style:style style:name="P32" style:parent-style-name="ListParagraph" style:family="paragraph">
      <style:paragraph-properties fo:text-align="justify"/>
    </style:style>
    <style:style style:name="P33" style:parent-style-name="ListParagraph" style:family="paragraph">
      <style:paragraph-properties fo:text-align="justify"/>
    </style:style>
    <style:style style:name="P34" style:parent-style-name="ListParagraph" style:family="paragraph">
      <style:paragraph-properties fo:text-align="justify"/>
    </style:style>
    <style:style style:name="P35" style:parent-style-name="ListParagraph" style:family="paragraph">
      <style:paragraph-properties fo:text-align="justify"/>
      <style:text-properties fo:color="#FF0000"/>
    </style:style>
    <style:style style:name="P36" style:parent-style-name="ListParagraph" style:family="paragraph"/>
    <style:style style:name="P37" style:parent-style-name="ListParagraph" style:family="paragraph"/>
    <style:style style:name="T38" style:parent-style-name="DefaultParagraphFont" style:family="text">
      <style:text-properties fo:language="en" fo:country="US"/>
    </style:style>
    <style:style style:name="P39" style:parent-style-name="ListParagraph" style:family="paragraph"/>
    <style:style style:name="P40" style:parent-style-name="ListParagraph" style:family="paragraph">
      <style:paragraph-properties fo:text-align="justify"/>
    </style:style>
    <style:style style:name="P41" style:parent-style-name="ListParagraph" style:family="paragraph">
      <style:paragraph-properties fo:text-align="justify"/>
    </style:style>
    <style:style style:name="P42" style:parent-style-name="ListParagraph" style:family="paragraph">
      <style:paragraph-properties fo:text-align="justify"/>
    </style:style>
    <style:style style:name="T43" style:parent-style-name="DefaultParagraphFont" style:family="text">
      <style:text-properties fo:font-weight="bold" style:font-weight-asian="bold" style:font-weight-complex="bold"/>
    </style:style>
    <style:style style:name="P44" style:parent-style-name="ListParagraph" style:family="paragraph">
      <style:paragraph-properties fo:text-align="justify"/>
    </style:style>
    <style:style style:name="T45" style:parent-style-name="DefaultParagraphFont" style:family="text">
      <style:text-properties fo:font-weight="bold" style:font-weight-asian="bold" style:font-weight-complex="bold"/>
    </style:style>
    <style:style style:name="P46" style:parent-style-name="ListParagraph" style:family="paragraph">
      <style:paragraph-properties fo:text-align="justify"/>
    </style:style>
    <style:style style:name="T47" style:parent-style-name="DefaultParagraphFont" style:family="text">
      <style:text-properties fo:font-weight="bold" style:font-weight-asian="bold" style:font-weight-complex="bold"/>
    </style:style>
    <style:style style:name="P48" style:parent-style-name="ListParagraph" style:family="paragraph">
      <style:paragraph-properties fo:text-align="justify"/>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language="en" fo:country="US"/>
    </style:style>
    <style:style style:name="P51" style:parent-style-name="ListParagraph" style:family="paragraph">
      <style:paragraph-properties fo:text-align="justify"/>
    </style:style>
    <style:style style:name="P52" style:parent-style-name="ListParagraph" style:family="paragraph">
      <style:paragraph-properties fo:text-align="justify"/>
    </style:style>
    <style:style style:name="P53" style:parent-style-name="ListParagraph" style:family="paragraph"/>
    <style:style style:name="P54" style:parent-style-name="Normal" style:family="paragraph">
      <style:text-properties fo:color="#FF0000"/>
    </style:style>
    <style:style style:name="T55" style:parent-style-name="DefaultParagraphFont" style:family="text">
      <style:text-properties fo:color="#FF0000"/>
    </style:style>
    <style:style style:name="T56" style:parent-style-name="DefaultParagraphFont" style:family="text">
      <style:text-properties fo:color="#FF0000"/>
    </style:style>
    <style:style style:name="T57" style:parent-style-name="DefaultParagraphFont" style:family="text">
      <style:text-properties fo:font-weight="bold" style:font-weight-asian="bold" style:font-weight-complex="bold"/>
    </style:style>
    <style:style style:name="P58" style:parent-style-name="Normal" style:family="paragraph">
      <style:paragraph-properties>
        <style:tab-stops>
          <style:tab-stop style:type="center" style:position="3.134in"/>
        </style:tab-stops>
      </style:paragraph-properties>
    </style:style>
    <style:style style:name="T59" style:parent-style-name="DefaultParagraphFont" style:family="text">
      <style:text-properties fo:font-weight="bold" style:font-weight-asian="bold" style:font-weight-complex="bold"/>
    </style:style>
    <style:style style:name="P60" style:parent-style-name="Normal" style:family="paragraph">
      <style:paragraph-properties>
        <style:tab-stops>
          <style:tab-stop style:type="center" style:position="3.134in"/>
        </style:tab-stops>
      </style:paragraph-properties>
    </style:style>
    <style:style style:name="T61" style:parent-style-name="DefaultParagraphFont" style:family="text">
      <style:text-properties fo:font-weight="bold" style:font-weight-asian="bold" style:font-weight-complex="bold"/>
    </style:style>
    <style:style style:name="P62" style:parent-style-name="Normal" style:family="paragraph">
      <style:paragraph-properties>
        <style:tab-stops>
          <style:tab-stop style:type="center" style:position="3.134in"/>
        </style:tab-stops>
      </style:paragraph-properties>
    </style:style>
    <style:style style:name="P63" style:parent-style-name="Normal" style:family="paragraph">
      <style:text-properties fo:color="#FF0000"/>
    </style:style>
    <style:style style:name="P64" style:parent-style-name="Normal" style:family="paragraph">
      <style:paragraph-properties fo:margin-bottom="0in"/>
    </style:style>
    <style:style style:name="P65" style:parent-style-name="Normal" style:family="paragraph">
      <style:paragraph-properties fo:margin-bottom="0in"/>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margin-bottom="0in"/>
    </style:style>
    <style:style style:name="T68" style:parent-style-name="DefaultParagraphFont" style:family="text">
      <style:text-properties fo:font-weight="bold" style:font-weight-asian="bold" style:font-weight-complex="bold"/>
    </style:style>
    <style:style style:name="P69" style:parent-style-name="Normal" style:family="paragraph">
      <style:paragraph-properties fo:margin-bottom="0in"/>
    </style:style>
    <style:style style:name="T70" style:parent-style-name="DefaultParagraphFont" style:family="text">
      <style:text-properties fo:font-weight="bold" style:font-weight-asian="bold" style:font-weight-complex="bold"/>
    </style:style>
    <style:style style:name="P71" style:parent-style-name="Normal" style:family="paragraph">
      <style:paragraph-properties fo:margin-bottom="0in"/>
    </style:style>
    <style:style style:name="T72" style:parent-style-name="DefaultParagraphFont" style:family="text">
      <style:text-properties fo:font-weight="bold" style:font-weight-asian="bold" style:font-weight-complex="bold"/>
    </style:style>
    <style:style style:name="P73" style:parent-style-name="Normal" style:family="paragraph">
      <style:paragraph-properties fo:margin-bottom="0in"/>
    </style:style>
    <style:style style:name="P74" style:parent-style-name="Normal" style:family="paragraph">
      <style:text-properties fo:color="#FF0000"/>
    </style:style>
    <style:style style:name="P75" style:parent-style-name="Normal" style:family="paragraph">
      <style:text-properties fo:color="#FF0000"/>
    </style:style>
    <style:style style:name="T76" style:parent-style-name="DefaultParagraphFont" style:family="text">
      <style:text-properties fo:color="#FF0000"/>
    </style:style>
    <style:style style:name="T77" style:parent-style-name="DefaultParagraphFont" style:family="text">
      <style:text-properties fo:color="#FF0000"/>
    </style:style>
    <style:style style:name="P78" style:parent-style-name="Normal" style:family="paragraph">
      <style:text-properties fo:language="en" fo:country="US"/>
    </style:style>
    <style:style style:name="P79" style:parent-style-name="Normal"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P82" style:parent-style-name="Normal" style:family="paragraph">
      <style:text-properties fo:language="en" fo:country="US"/>
    </style:style>
    <style:style style:name="P83" style:parent-style-name="Normal" style:family="paragraph">
      <style:text-properties fo:language="en" fo:country="US"/>
    </style:style>
    <style:style style:name="P84" style:parent-style-name="ListParagraph" style:family="paragraph">
      <style:text-properties fo:language="en" fo:country="US"/>
    </style:style>
    <style:style style:name="P85" style:parent-style-name="ListParagraph" style:family="paragraph">
      <style:text-properties fo:language="en" fo:country="US"/>
    </style:style>
    <style:style style:name="P86" style:parent-style-name="ListParagraph" style:family="paragraph">
      <style:text-properties fo:language="en" fo:country="US"/>
    </style:style>
    <style:style style:name="P87" style:parent-style-name="Normal" style:family="paragraph">
      <style:text-properties fo:language="en" fo:country="US"/>
    </style:style>
    <style:style style:name="P88" style:parent-style-name="Normal" style:family="paragraph">
      <style:text-properties fo:language="en" fo:country="US"/>
    </style:style>
    <style:style style:name="P89" style:parent-style-name="ListParagraph" style:family="paragraph">
      <style:text-properties fo:language="en" fo:country="US"/>
    </style:style>
    <style:style style:name="P90" style:parent-style-name="ListParagraph" style:family="paragraph">
      <style:text-properties fo:language="en" fo:country="US"/>
    </style:style>
    <style:style style:name="P91" style:parent-style-name="ListParagraph" style:family="paragraph">
      <style:text-properties fo:language="en" fo:country="US"/>
    </style:style>
    <style:style style:name="P92" style:parent-style-name="ListParagraph" style:family="paragraph">
      <style:text-properties fo:language="en" fo:country="US"/>
    </style:style>
    <style:style style:name="P93" style:parent-style-name="ListParagraph" style:family="paragraph">
      <style:text-properties fo:language="en" fo:country="US"/>
    </style:style>
    <style:style style:name="P94" style:parent-style-name="Normal" style:family="paragraph">
      <style:text-properties fo:language="en" fo:country="US"/>
    </style:style>
    <style:style style:name="P95" style:parent-style-name="Normal" style:family="paragraph">
      <style:paragraph-properties fo:text-align="center"/>
      <style:text-properties fo:language="en" fo:country="US"/>
    </style:style>
    <style:style style:name="P96" style:parent-style-name="Normal" style:family="paragraph">
      <style:paragraph-properties fo:text-align="center"/>
      <style:text-properties fo:language="en" fo:country="US"/>
    </style:style>
    <style:style style:name="P97" style:parent-style-name="Normal" style:family="paragraph">
      <style:paragraph-properties fo:text-align="center"/>
      <style:text-properties fo:language="en" fo:country="US"/>
    </style:style>
    <style:style style:name="P98" style:parent-style-name="Normal" style:family="paragraph">
      <style:paragraph-properties fo:text-align="center"/>
      <style:text-properties fo:language="en" fo:country="US"/>
    </style:style>
    <style:style style:name="P99" style:parent-style-name="Normal" style:family="paragraph">
      <style:paragraph-properties fo:text-align="justify"/>
      <style:text-properties fo:language="en" fo:country="US"/>
    </style:style>
    <style:style style:name="P100" style:parent-style-name="Normal" style:family="paragraph">
      <style:paragraph-properties fo:text-align="justify"/>
      <style:text-properties fo:language="en" fo:country="US"/>
    </style:style>
    <style:style style:name="P101" style:parent-style-name="ListParagraph" style:family="paragraph">
      <style:paragraph-properties fo:text-align="justify"/>
      <style:text-properties fo:language="en" fo:country="US"/>
    </style:style>
    <style:style style:name="P102" style:parent-style-name="Normal" style:family="paragraph">
      <style:paragraph-properties fo:text-align="justify" fo:margin-left="0.75in">
        <style:tab-stops/>
      </style:paragraph-properties>
      <style:text-properties fo:language="en" fo:country="US"/>
    </style:style>
    <style:style style:name="P103" style:parent-style-name="Normal" style:family="paragraph">
      <style:paragraph-properties fo:text-align="justify" fo:margin-left="0.75in">
        <style:tab-stops/>
      </style:paragraph-properties>
      <style:text-properties fo:language="en" fo:country="US"/>
    </style:style>
    <style:style style:name="P104" style:parent-style-name="ListParagraph" style:family="paragraph">
      <style:paragraph-properties fo:text-align="justify"/>
      <style:text-properties fo:language="en" fo:country="US"/>
    </style:style>
    <style:style style:name="P105" style:parent-style-name="ListParagraph" style:family="paragraph">
      <style:paragraph-properties fo:text-align="justify" fo:margin-bottom="0.0416in" fo:background-color="#FFFFFF"/>
      <style:text-properties fo:language="en" fo:country="US"/>
    </style:style>
    <style:style style:name="P106" style:parent-style-name="ListParagraph" style:family="paragraph">
      <style:paragraph-properties fo:text-align="justify" fo:margin-bottom="0.0416in" fo:background-color="#FFFFFF"/>
      <style:text-properties fo:language="en" fo:country="US"/>
    </style:style>
    <style:style style:name="P107" style:parent-style-name="ListParagraph" style:family="paragraph">
      <style:paragraph-properties fo:text-align="justify" fo:margin-bottom="0.0416in" fo:background-color="#FFFFFF"/>
      <style:text-properties fo:language="en" fo:country="US"/>
    </style:style>
    <style:style style:name="P108" style:parent-style-name="ListParagraph" style:family="paragraph">
      <style:paragraph-properties fo:text-align="justify" fo:margin-bottom="0.0416in" fo:background-color="#FFFFFF"/>
      <style:text-properties fo:language="en" fo:country="US"/>
    </style:style>
    <style:style style:name="P109" style:parent-style-name="ListParagraph" style:family="paragraph">
      <style:paragraph-properties fo:text-align="justify" fo:margin-bottom="0.0416in" fo:background-color="#FFFFFF"/>
      <style:text-properties fo:language="en" fo:country="US"/>
    </style:style>
    <style:style style:name="P110" style:parent-style-name="Normal" style:family="paragraph">
      <style:paragraph-properties fo:text-align="justify" fo:margin-bottom="0.0416in" fo:margin-left="0.75in" fo:background-color="#FFFFFF">
        <style:tab-stops/>
      </style:paragraph-properties>
      <style:text-properties fo:language="en" fo:country="US"/>
    </style:style>
    <style:style style:name="P111" style:parent-style-name="Normal" style:family="paragraph">
      <style:paragraph-properties fo:text-align="justify" fo:margin-bottom="0.0416in" fo:background-color="#FFFFFF"/>
    </style:style>
    <style:style style:name="T112" style:parent-style-name="DefaultParagraphFont" style:family="text">
      <style:text-properties fo:language="en" fo:country="US"/>
    </style:style>
    <style:style style:name="T113" style:parent-style-name="DefaultParagraphFont" style:family="text">
      <style:text-properties fo:font-weight="bold" style:font-weight-asian="bold" style:font-weight-complex="bold" fo:language="en" fo:country="US"/>
    </style:style>
    <style:style style:name="T114" style:parent-style-name="DefaultParagraphFont" style:family="text">
      <style:text-properties fo:language="en" fo:country="US"/>
    </style:style>
    <style:style style:name="T115" style:parent-style-name="DefaultParagraphFont" style:family="text">
      <style:text-properties fo:font-weight="bold" style:font-weight-asian="bold" style:font-weight-complex="bold" fo:language="en" fo:country="US"/>
    </style:style>
    <style:style style:name="T116" style:parent-style-name="DefaultParagraphFont" style:family="text">
      <style:text-properties fo:language="en" fo:country="US"/>
    </style:style>
    <style:style style:name="T117" style:parent-style-name="DefaultParagraphFont" style:family="text">
      <style:text-properties fo:font-weight="bold" style:font-weight-asian="bold" style:font-weight-complex="bold" fo:language="en" fo:country="US"/>
    </style:style>
    <style:style style:name="T118" style:parent-style-name="DefaultParagraphFont" style:family="text">
      <style:text-properties fo:language="en" fo:country="US"/>
    </style:style>
    <style:style style:name="T119" style:parent-style-name="DefaultParagraphFont" style:family="text">
      <style:text-properties fo:font-weight="bold" style:font-weight-asian="bold" style:font-weight-complex="bold" fo:language="en" fo:country="US"/>
    </style:style>
    <style:style style:name="T120" style:parent-style-name="DefaultParagraphFont" style:family="text">
      <style:text-properties fo:language="en" fo:country="US"/>
    </style:style>
    <style:style style:name="P121" style:parent-style-name="Normal" style:family="paragraph">
      <style:paragraph-properties fo:text-align="justify" fo:margin-bottom="0.0416in" fo:background-color="#FFFFFF"/>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P129" style:parent-style-name="Normal" style:family="paragraph">
      <style:paragraph-properties fo:text-align="justify" fo:margin-bottom="0.0416in" fo:background-color="#FFFFFF"/>
      <style:text-properties fo:language="en" fo:country="US"/>
    </style:style>
    <style:style style:name="P130" style:parent-style-name="Normal" style:family="paragraph">
      <style:paragraph-properties fo:text-align="justify" fo:margin-bottom="0.0416in" fo:background-color="#FFFFFF"/>
      <style:text-properties fo:language="en" fo:country="US"/>
    </style:style>
    <style:style style:name="P131" style:parent-style-name="ListParagraph" style:family="paragraph">
      <style:paragraph-properties fo:text-align="justify"/>
      <style:text-properties fo:language="en" fo:country="US"/>
    </style:style>
    <style:style style:name="P132" style:parent-style-name="ListParagraph" style:family="paragraph">
      <style:paragraph-properties fo:text-align="justify"/>
      <style:text-properties fo:language="en" fo:country="US"/>
    </style:style>
    <style:style style:name="P133" style:parent-style-name="Normal" style:family="paragraph">
      <style:paragraph-properties fo:text-align="justify" fo:margin-left="0.25in">
        <style:tab-stops/>
      </style:paragraph-properties>
    </style:style>
    <style:style style:name="T134" style:parent-style-name="DefaultParagraphFont" style:family="text">
      <style:text-properties fo:language="en" fo:country="US"/>
    </style:style>
    <style:style style:name="T135" style:parent-style-name="Hyperlink" style:family="text">
      <style:text-properties fo:language="en" fo:country="US"/>
    </style:style>
    <style:style style:name="T136" style:parent-style-name="DefaultParagraphFont" style:family="text">
      <style:text-properties fo:font-weight="bold" style:font-weight-asian="bold" style:font-weight-complex="bold" fo:language="en" fo:country="US"/>
    </style:style>
    <style:style style:name="P137" style:parent-style-name="ListParagraph" style:family="paragraph">
      <style:paragraph-properties fo:text-align="justify"/>
      <style:text-properties fo:language="en" fo:country="US"/>
    </style:style>
    <style:style style:family="graphic" style:name="a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10" style:parent-style-name="Graphics">
      <style:graphic-properties fo:wrap-option="wrap" fo:border="0.00694in solid #000000" fo:padding-top="0.05in" fo:padding-bottom="0.05in" fo:padding-left="0.1in" fo:padding-right="0.1in" fo:background-color="#ffffff"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wrap-option="no-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a5a5a5" draw:opacity="50%" draw:stroke="none" style:horizontal-rel="paragraph"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Report Instructions:</text:p>
      <text:p text:style-name="P2">Aim:<text:s/></text:p>
      <text:p text:style-name="P3">The goal of this assignment is to detect cars in any given video and classify the cars into two classes, one of them being a sedan and the other being an SUV.<text:s/></text:p>
      <text:p text:style-name="P4">Implementation and Design:</text:p>
      <text:p text:style-name="Normal"><text:span text:style-name="T5">● Pipeline<text:s/></text:span><text:span text:style-name="T6">Design:<text:s/></text:span></text:p>
      <text:p text:style-name="P7">A Pipeline is considered with the sequence of events that happens when a flow takes place. Here data is flowing, we give a video as an input to the pipeline and get classified data on that particular video as output. Our main aim is to detect the<text:s/>car types whether sedan or SUV that are present in the video.<text:s/></text:p>
      <text:p text:style-name="P8">I have used the Tiny-Yolo Model for object detection and then passed the bounding boxes to a keras trained model (trained using transfer learning using various sedan and SUV images) and predict<text:s/>the class of the car.<text:s/></text:p>
      <text:p text:style-name="Normal"><text:span text:style-name="T9"><draw:custom-shape svg:x="5.59167in" svg:y="0.78681in" svg:width="0.74236in" svg:height="0.075in" draw:z-index="251668480" draw:id="id0" draw:style-name="a0" draw:name="Arrow: Right 17"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20613 5400" draw:mirror-vertical="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0"><draw:frame draw:z-index="251672576" draw:id="id1" draw:style-name="a1" draw:name="Text Box 2" text:anchor-type="paragraph" svg:x="6.77639in" svg:y="5.02014in" svg:width="0.74167in" svg:height="0.60556in" style:rel-width="scale" style:rel-height="scale"><draw:text-box><text:p text:style-name="Normal">Event Output</text:p></draw:text-box><svg:title/><svg:desc/></draw:frame></text:span><text:span text:style-name="T11"><draw:frame draw:z-index="251670528" draw:id="id2" draw:style-name="a2" draw:name="Text Box 2" text:anchor-type="paragraph" svg:x="0.36667in" svg:y="0.94653in" svg:width="0.70764in" svg:height="1.53542in" style:rel-width="scale" style:rel-height="scale"><draw:text-box><text:p text:style-name="Normal">Video Stream Input</text:p></draw:text-box><svg:title/><svg:desc/></draw:frame></text:span><text:span text:style-name="T12"><draw:custom-shape svg:x="1.125in" svg:y="0.02847in" svg:width="4.59931in" svg:height="1.88264in" draw:z-index="251659264" draw:id="id3" draw:style-name="a3" draw:name="Rectangle: Rounded Corners 2"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draw:custom-shape svg:x="2.68333in" svg:y="0.23681in" svg:width="2.90833in" svg:height="1.30764in" draw:z-index="251664384" draw:id="id4" draw:style-name="a4" draw:name="Rectangle: Rounded Corners 12"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draw:frame draw:z-index="251674624" draw:id="id5" draw:style-name="a5" draw:name="Text Box 2" text:anchor-type="paragraph" svg:x="3.85833in" svg:y="1.23819in" svg:width="1.25in" svg:height="1.53542in" style:rel-width="scale" style:rel-height="scale"><draw:text-box><text:p text:style-name="Normal">Model Cascade</text:p></draw:text-box><svg:title/><svg:desc/></draw:frame></text:span><text:span text:style-name="T15"><draw:custom-shape svg:x="0.30833in" svg:y="0.82569in" svg:width="1.02431in" svg:height="0.07917in" draw:z-index="251665408" draw:id="id6" draw:style-name="a6" draw:name="Arrow: Right 14"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2076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6"><draw:custom-shape svg:x="3.925in" svg:y="0.77986in" svg:width="0.525in" svg:height="0.04931in" draw:z-index="251667456" draw:id="id7" draw:style-name="a7" draw:name="Arrow: Right 16"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2058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7"><draw:custom-shape svg:x="2.23333in" svg:y="0.82569in" svg:width="0.55764in" svg:height="0.04931in" draw:z-index="251666432" draw:id="id8" draw:style-name="a8" draw:name="Arrow: Right 15" text:anchor-type="paragraph"><svg:title/><svg:desc/><draw:enhanced-geometry draw:type="non-primitive" svg:viewBox="0 0 21600 21600" draw:enhanced-path="M ?f8 ?f12 L ?f11 ?f12 ?f11 ?f8 ?f9 ?f10 ?f11 ?f9 ?f11 ?f13 ?f8 ?f13 Z N" draw:text-areas="?f25 ?f12 ?f20 ?f13" draw:glue-points="?f11 ?f23 ?f11 ?f24" draw:glue-point-leaving-directions="-0, 180" draw:modifiers="20646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text:span><text:span text:style-name="T18"><draw:frame draw:z-index="251663360" draw:id="id9" draw:style-name="a9" draw:name="Text Box 9" text:anchor-type="paragraph" svg:x="4.43333in" svg:y="0.44653in" svg:width="1in" svg:height="0.75764in" style:rel-width="scale" style:rel-height="scale"><draw:text-box><text:p text:style-name="P19">Object</text:p><text:p text:style-name="P20">Classifier</text:p></draw:text-box><svg:title/><svg:desc/></draw:frame></text:span><text:span text:style-name="T21"><draw:frame draw:z-index="251662336" draw:id="id10" draw:style-name="a10" draw:name="Text Box 8" text:anchor-type="paragraph" svg:x="2.775in" svg:y="0.45486in" svg:width="1.13264in" svg:height="0.76667in" style:rel-width="scale" style:rel-height="scale"><draw:text-box><text:p text:style-name="P22">Object Detector</text:p></draw:text-box><svg:title/><svg:desc/></draw:frame></text:span></text:p>
      <text:p text:style-name="Normal"><text:span text:style-name="T23"><draw:frame draw:z-index="251661312" draw:id="id11" draw:style-name="a11" draw:name="Text Box 2" text:anchor-type="paragraph" svg:x="1.36667in" svg:y="0.12014in" svg:width="0.85764in" svg:height="1.53542in" style:rel-width="scale" style:rel-height="scale"><draw:text-box><text:p text:style-name="P24">Video</text:p><text:p text:style-name="P25">Reader</text:p></draw:text-box><svg:title/><svg:desc/></draw:frame></text:span></text:p>
      <text:p text:style-name="P26"/>
      <text:p text:style-name="P27"/>
      <text:p text:style-name="P28">The Pipeline is as shown in the figure above. We Give some input and the processing takes place within a<text:s/>black box and we see the event output. The input to the system is a video of cars on a street, whereas the output gives us details about the class of cars whether sedan or SUV present in the video.</text:p>
      <text:p text:style-name="P29">OpenCV:</text:p>
      <text:p text:style-name="P30"><text:tab/>We have used the OpenCV library in python.This was created to provide a common platform for computer vision applications and to ease the process of machine learning. The algorithms present are used to read images or videos and detect faces and objects.<text:s/><text:span text:style-name="T31">[1]</text:span><text:s/></text:p>
      <text:list text:style-name="LFO1" text:continue-numbering="true">
        <text:list-item>
          <text:p text:style-name="P32">The VideoCapture object is used to read the video in the python file Following functions are used:</text:p>
          <text:list text:continue-numbering="true">
            <text:list-item>
              <text:p text:style-name="P33">The read() function returns 2 parameters, one being Boolean whether the frame is read correctly or not and the other is the frame received.<text:s/></text:p>
            </text:list-item>
            <text:list-item>
              <text:p text:style-name="P34">The release() function is used to release the captured video once the processing of all frames is complete.<text:s/></text:p>
            </text:list-item>
          </text:list>
        </text:list-item>
        <text:list-item>
          <text:p text:style-name="P35">object detector and classifier.</text:p>
        </text:list-item>
      </text:list>
      <text:p text:style-name="Normal">The working of the system is divided into 2 main classes.<text:s/></text:p>
      <text:list text:style-name="LFO2" text:continue-numbering="true">
        <text:list-item>
          <text:p text:style-name="P36">One class is used to train the classifier. I have implemented the concept of Transfer learning to retrain the already existing Keras model according to the classes that we want to detect in out cars.<text:s/></text:p>
          <text:soft-page-break/>
          <text:list text:continue-numbering="true">
            <text:list-item>
              <text:p text:style-name="P37">Transfer learning helps to use the previously acquired knowledge and enhance it to support our requirements.<text:s/><text:span text:style-name="T38"><text:s/>[3]</text:span><text:s/>Here, a set of images of sedan cars and SUV cars is given to<text:s/>the model along with the class id. The data is divided into training and testing. The model is then tested using the test images that how many cars it can correctly classify.</text:p>
            </text:list-item>
          </text:list>
        </text:list-item>
        <text:list-item>
          <text:p text:style-name="P39">The other Class (Object_detection) is where we have used Tiny-Yolo to<text:s/>capture the video and detect the objects in the car. After the Video is read using the VideoCapture() class the following functions are used to process the data and detect the objects:</text:p>
          <text:list text:continue-numbering="true">
            <text:list-item>
              <text:p text:style-name="P40">The imread() function loads an image from the specified file. If the image cannot be read then this method returns an empty matrix.</text:p>
            </text:list-item>
            <text:list-item>
              <text:p text:style-name="P41">The resize() function is used to resize the height and width of an image. Since we are capturing the frames from a video, they can be assumed to be of one size. When we are capturing the object in the image after detection, we are resizing that as well to maintain the aspect ratio. We can give the desired size or scaling factors of the image in order to keep the size aligned.<text:s/></text:p>
            </text:list-item>
            <text:list-item>
              <text:p text:style-name="P42">The<text:s/><text:span text:style-name="T43">dnn.readNetFromDarknet</text:span>() function is used to read the model from the Darknet model file and store it in the memory. Here we give the path of the config file of our model (Tiny Yolo v4 in our case) and the weights associated with the model. It returns a network object that is ready to process the frames and also perform error handling.</text:p>
              <text:list text:continue-numbering="true">
                <text:list-item>
                  <text:p text:style-name="P44">Using the object retrieved by the above function we call the<text:s/><text:span text:style-name="T45">getLayerNames</text:span>() function. This function is used to get the layer names of the network. To read the image in a numpy array we need to divide into layers. These layers are then processed simultaneously to train the model</text:p>
                </text:list-item>
                <text:list-item>
                  <text:p text:style-name="P46">We also use the network model to run the<text:s/><text:span text:style-name="T47">getUnconnectedOutLayers</text:span>() function. It is used to obtain position of the layers.<text:s/></text:p>
                </text:list-item>
                <text:list-item>
                  <text:p text:style-name="P48">The network model is also used in the<text:s/><text:span text:style-name="T49">forward</text:span>() function. Here we extract feed from the output<text:s/>and create a list of layered outputs. If we do not specify the layers it will return the list of predictions from the final layer only. We go through each and every output layer retrieved to get the actual list of objects present.<text:s/><text:span text:style-name="T50">[2]</text:span><text:s/>This function is where the exact object detection happens.<text:s/></text:p>
                </text:list-item>
              </text:list>
            </text:list-item>
            <text:list-item>
              <text:p text:style-name="P51">From the scores obtained, the class_id of the object. There are 80 different classes that are present in the coco.names file. This means we can detect 80 different kinds of objects that are present in the list. Few of<text:s/>the items present in the list are: cars, person, train, toothbrush etc. Hence these can be detected using the tiny-yolo model. We give the label of the class_id with maximum score to the object detected. A confidence id is also obtained. This value indicates with how much confident the object detected belongs to the class it says. If the confidence value is greater than the threshold set, It will create a rectangle around the object.<text:s/></text:p>
            </text:list-item>
            <text:list-item>
              <text:p text:style-name="P52">dnn.NMSBoxes() is used to perform non-max suppression. It is used to select one entity out of the many overlapping entities. For example if there is a horizontal and vertical bounding box that are overlapping each other, this technique is used to select only the common area between the overlapping rectangles.<text:s/></text:p>
            </text:list-item>
          </text:list>
        </text:list-item>
        <text:list-item>
          <text:p text:style-name="P53">Based on the class id of the objects, the bounding boxes are then passed to the trained classifier to detect whether the car is a sedan or a SUV depending on the check_car_type parameter passed when calling the function.</text:p>
        </text:list-item>
      </text:list>
      <text:p text:style-name="P54">● Pipeline Output:<text:s/></text:p>
      <text:p text:style-name="Normal">Throughput<text:span text:style-name="T55">:</text:span><text:span text:style-name="T56"><text:s/></text:span>Throughput is usually calculated as the goods per unit time. For example, how many frames processed per unit of time. Hence,<text:s/>in this case we can calculate as how much time did the model take to process 900 frames. (30 seconds * 30 frames/sec).<text:s/></text:p>
      <text:p text:style-name="Normal">Throughput of<text:s/>the detection model is:<text:s/><text:span text:style-name="T57">8.75</text:span><text:s/>fps.</text:p>
      <text:p text:style-name="P58">Throughput of the classification model is:<text:s/><text:span text:style-name="T59">2.62</text:span><text:s/>fps.</text:p>
      <text:p text:style-name="P60">Average processing time the Tiny-YOLO Model takes to detect all objects in a frame is about<text:s/><text:span text:style-name="T61">0.07</text:span>s</text:p>
      <text:p text:style-name="P62"/>
      <text:p text:style-name="P63">● Model Training Evaluation:<text:s/></text:p>
      <text:p text:style-name="P64">dataset preparation: The bing-image-downloader library is used in Python to download bulk images from bing.com. Since it uses asyn URL, it is very fast. The<text:s/>downloader.download()<text:s/>function is used.<text:s/>Important<text:s/>Parameters:<text:s/></text:p>
      <text:p text:style-name="P65"><text:span text:style-name="T66">query_string:</text:span><text:s/>Sedan or<text:s/>SUV<text:s/>(depending on the type of images required)</text:p>
      <text:p text:style-name="P67"><text:span text:style-name="T68">limit:</text:span><text:s/>number of images to download.<text:s text:c="2"/></text:p>
      <text:p text:style-name="P69"><text:span text:style-name="T70">output_dir:</text:span><text:s/>To determine where to store the downloaded images. It creates a directory with the name given as the query string in this directory</text:p>
      <text:p text:style-name="P71"><text:span text:style-name="T72">adult_filter_off:</text:span><text:s/>To filter the kind of images we need</text:p>
      <text:p text:style-name="P73"/>
      <text:p text:style-name="Normal">After accepting<text:s/></text:p>
      <text:p text:style-name="Normal">transfer learning approach<text:s/></text:p>
      <text:p text:style-name="Normal">training process.<text:s/></text:p>
      <text:p text:style-name="Normal">The accuracy of the trained model is about 98.95%<text:s/></text:p>
      <text:p text:style-name="P74">● Pipeline Optimisation: A description of how you have optimized the execution of the pipeline and the Model Cascade. Report the improvement of the optimised pipeline. Justify your design decisions.<text:s/></text:p>
      <text:p text:style-name="P75">● Design Strengths and Weaknesses: Detail the Strengthens and Weaknesses of your approach Justify your design decisions. Where appropriate include references to research papers to support your arguments. (minimum 1 Page)<text:s/></text:p>
      <text:p text:style-name="Normal"><text:span text:style-name="T76">● Download Link for Submission Files: Provide a download link for<text:s/></text:span><text:span text:style-name="T77">the ZIP archive containing your demo video, code and the CSV file with complete results.</text:span></text:p>
      <text:p text:style-name="P78"/>
      <text:p text:style-name="P79">Yolo Architecture</text:p>
      <text:p text:style-name="P80">Pipeline Design : Object detection -&gt; model training <text:s/>-&gt; Transfer Learning <text:s/>pipeline optimization</text:p>
      <text:p text:style-name="P81">Strengths &amp; weakness</text:p>
      <text:p text:style-name="P82">Object Detection:</text:p>
      <text:soft-page-break/>
      <text:p text:style-name="P83">Selective search: Bottom-up grouping of image regions to generate a hierarchy of small to large regions</text:p>
      <text:list text:style-name="LFO3" text:continue-numbering="true">
        <text:list-item>
          <text:p text:style-name="P84">Generate initial sub-segmentation</text:p>
        </text:list-item>
        <text:list-item>
          <text:p text:style-name="P85">Recursively combine similar regions into larger ones.(greedy algorithm)</text:p>
        </text:list-item>
        <text:list-item>
          <text:p text:style-name="P86">Use the generated regions to produce candidate<text:s/>object locations.</text:p>
        </text:list-item>
      </text:list>
      <text:p text:style-name="P87">Region Proposal Property : Very high recall. , model has a lot of false positives but also a lot of true positives</text:p>
      <text:p text:style-name="P88">Similarity, Similarity measures :<text:s/></text:p>
      <text:list text:style-name="LFO4" text:continue-numbering="true">
        <text:list-item>
          <text:p text:style-name="P89">Color similarity</text:p>
        </text:list-item>
        <text:list-item>
          <text:p text:style-name="P90">Texture Similarity</text:p>
        </text:list-item>
        <text:list-item>
          <text:p text:style-name="P91">Size Similarity</text:p>
        </text:list-item>
        <text:list-item>
          <text:p text:style-name="P92">Shape Compatibility</text:p>
        </text:list-item>
        <text:list-item>
          <text:p text:style-name="P93">Final<text:s/>Similarity</text:p>
        </text:list-item>
      </text:list>
      <text:p text:style-name="P94">Object Classification</text:p>
      <text:p text:style-name="P95"/>
      <text:p text:style-name="P96"/>
      <text:p text:style-name="P97"/>
      <text:p text:style-name="P98"/>
      <text:p text:style-name="P99">Assignment 1: Case Studies for Data Analytics:</text:p>
      <text:p text:style-name="P100">This assignment is divided into two parts:<text:s/></text:p>
      <text:list text:style-name="LFO5" text:continue-numbering="true">
        <text:list-item>
          <text:p text:style-name="P101">Object Detection:</text:p>
        </text:list-item>
      </text:list>
      <text:p text:style-name="P102">Object detection as the name suggests helps us to isolate several classes (such as cars, buildings etc) from the given image frame. We are using object detection to identify all cars present in our video. We pass one frame of the video at a time.<text:s/></text:p>
      <text:p text:style-name="P103">Some of the algorithms used in object detection are:[1]</text:p>
      <text:list text:style-name="LFO5" text:continue-numbering="true">
        <text:list-item>
          <text:list>
            <text:list-item>
              <text:p text:style-name="P104">Histogram of oriented Gradients (HOG)</text:p>
            </text:list-item>
            <text:list-item>
              <text:p text:style-name="P105">Spatial Pyramid Pooling<text:s/>(SPP)</text:p>
            </text:list-item>
            <text:list-item>
              <text:p text:style-name="P106">Region-based Convolutional Neural Networks (R-CNN)</text:p>
            </text:list-item>
            <text:list-item>
              <text:p text:style-name="P107">Fast R-CNN</text:p>
            </text:list-item>
            <text:list-item>
              <text:p text:style-name="P108">Single Shot Detector (SSD)</text:p>
            </text:list-item>
            <text:list-item>
              <text:p text:style-name="P109">You Only Look Once (YOLO)</text:p>
            </text:list-item>
          </text:list>
        </text:list-item>
      </text:list>
      <text:p text:style-name="P110">We have used a modification on YOLO called Tiny-YOLO in our implementation</text:p>
      <text:p text:style-name="P111"><text:span text:style-name="T112"><text:tab/></text:span><text:span text:style-name="T113">Y</text:span><text:span text:style-name="T114">ou<text:s/></text:span><text:span text:style-name="T115">O</text:span><text:span text:style-name="T116">nly<text:s/></text:span><text:span text:style-name="T117">L</text:span><text:span text:style-name="T118">ook<text:s/></text:span><text:span text:style-name="T119">O</text:span><text:span text:style-name="T120">nce(YOLO):</text:span></text:p>
      <text:p text:style-name="P121"><text:span text:style-name="T122"><text:tab/></text:span><text:span text:style-name="T123"><text:tab/>Yolo algorithm is a<text:s/></text:span><text:span text:style-name="T124">popular, widely-used algorithm. This algorithm is considered to be very fast. Its base model can process about 45 frames per second with the smaller version. The faster<text:s/></text:span><text:soft-page-break/><text:span text:style-name="T125">version can process about 155 frames per second. This algorithm uses DPM and R-CNN meth</text:span><text:span text:style-name="T126">ods. [1]. In one iteration, bounding box is created and the class is predicted using one neuron. Yolo tends to make more localization errors but it is less likely to predict many false positives. Inspired by the working of the human eye, YOLO was intended<text:s/></text:span><text:span text:style-name="T127">to work in self driven cars. Hence for such critical tasks, an algorithm which was fast and accurate was needed. YOLO doesn’t require a complex pipeline since we consider frame detection as a regression problem. A neural net is run on the image frame at te</text:span><text:span text:style-name="T128">st time to predict detections. Since there are no multiple systems, YOLO has an improved mean average precision better than other real-time systems by 2 times at least.</text:span></text:p>
      <text:p text:style-name="P129">Limitations: detection of small objects is not very accurate.</text:p>
      <text:p text:style-name="P130"/>
      <text:list text:style-name="LFO5" text:continue-numbering="true">
        <text:list-item>
          <text:p text:style-name="P131">Object Classification:</text:p>
        </text:list-item>
        <text:list-item>
          <text:p text:style-name="P132">References:</text:p>
        </text:list-item>
      </text:list>
      <text:p text:style-name="P133"><text:span text:style-name="T134">[1]<text:s/></text:span><text:a xlink:href="https://analyticsindiamag.com/top-8-algorithms-for-object-detection/" office:target-frame-name="_top" xlink:show="replace"><text:span text:style-name="T135">https://analyticsindiamag.com/top-8-algorithms-for-object-detection/</text:span></text:a></text:p>
      <text:h text:style-name="Heading1" text:outline-level="1">Bibliography</text:h>
      <text:p text:style-name="Normal"><text:span text:style-name="T136">There are no sources in the current document.</text:span></text:p>
      <text:list text:style-name="LFO5" text:continue-numbering="true">
        <text:list-item>
          <text:p text:style-name="P137"/>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7%"/>
      <style:text-properties style:font-name="Calibri Light" style:font-name-asian="Times New Roman" style:font-name-complex="Times New Roman" fo:color="#2F5496" fo:font-size="16pt" style:font-size-asian="16pt" style:font-size-complex="16pt" fo:language="en" fo:country="US" fo:hyphenate="tru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trt0xe" style:display-name="trt0xe"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N"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N"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dija Sitabkhan</meta:initial-creator>
    <dc:creator>Khadija Sitabkhan</dc:creator>
    <meta:creation-date>2021-03-28T19:02:00Z</meta:creation-date>
    <dc:date>2021-03-29T15:29:00Z</dc:date>
    <meta:template xlink:href="Normal" xlink:type="simple"/>
    <meta:editing-cycles>7</meta:editing-cycles>
    <meta:editing-duration>PT86520S</meta:editing-duration>
    <meta:document-statistic meta:page-count="5" meta:paragraph-count="19" meta:word-count="1469" meta:character-count="9829" meta:row-count="69" meta:non-whitespace-character-count="8379"/>
  </office:meta>
</office:document-meta>
</file>